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3">, the hard-disk installer for </text:span><text:span text:style-name="T1">larch</text:span><text:span text:style-name="T3"> live media (from version 7).</text:span></text:h>
      <text:h text:style-name="P4" text:outline-level="2">Purpose</text:h>
      <text:p text:style-name="P1">larchin<text:span text:style-name="T3"> provides a GUI to assist in the installation of a </text:span>larch<text:span text:style-name="T3"> live medium as a normal </text:span>Arch Linux<text:span text:style-name="T3">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3"> live system - they can be performed before installation. Examples for such facilities would be keyboard and locale configuration and generation of new users.</text:span></text:p>
      <text:h text:style-name="P4" text:outline-level="2">Program structure</text:h>
      <text:p text:style-name="P2">A highly modular approach has been taken, and the attempt has been made to separate the interactive elements from the actual executional ones. The toolkit specific GUI code lives in the subdirectory 'modules/pyqt', and the interface is in the module 'modules/gui.py'. It is hoped that the interface will be clear enough to allow an alternative GUI front end (the primary contender would be pygtk, I suppose) to be constructed, if desired, without having to alter any significant amount of code in the rest of the application.</text:p>
      <text:p text:style-name="P2">The control of the underlying machine, including the fetching of information and the execution of the actual commands necessary to perform the installation steps, is done indirectly via the module 'modules/backend.py', which in turn uses a separate process (the python script '0call', linked from '/sbin/larchin-0call') to perform the actual operations. These are mostly very short shell scripts, in the directory 'syscalls'. This low-level machine handling is provided separately in the package <text:span text:style-name="T2">larchin-syscalls</text:span>, and it can even be installed on a different machine, thus offering one way of performing a remote installation. The link to the '0call' program is via pipes to its stdio channels. When run remotely the connection is run via <text:span text:style-name="T1">ssh</text:span>.</text:p>
      <text:h text:style-name="Heading_20_2" text:outline-level="2">GUI</text:h>
      <text:p text:style-name="P2">The GUI is run as a completely separate process using a line-based text interface for communication (pipes connected to the stdio channels of the GUI process). Commands are sent to the GUI as text lines combining method calls (widget.method) with json-encoded arguments. A distinction is made between commands requiring a response and those where no response is expected: simple commands start with '!', while queries start with '?'. By using the keys in <text:soft-page-break/>the queries it is possible to make these queries run either asynchronously (resulting in signal calls on completion) or synchronously. The commands to the GUI take on various forms. The initial character determines the action:</text:p>
      <text:p text:style-name="P2">'!' - method calls to an exported widget, with no result. They have the form '!widget.method [arg1, arg2, …]', where the argument list is json-encoded. If there are no arguments the square brackets needn't be present.</text:p>
      <text:p text:style-name="P2">'?' - similar to '!', but a return value is expected. It has a key value, which is everything up to the first ':' After that the arguments are as for '!'. The result is '@' followed by the key value, then ':', then the json-encoded call result.</text:p>
      <text:p text:style-name="P2">'%' - widget definition. The form is '%widget-type widget-name {attributes}', where the attribute dict is optional. If widget-name starts with '^' this will be stripped and the default signal for this widget will be enabled.</text:p>
      <text:p text:style-name="P2">'$' - set a layout on an existing widget. The form is '$ widget-name layout', where layout is in list form.</text:p>
      <text:p text:style-name="P2">'^' - <text:s/>enable emission of the given signal. The form is '^widget-name signal-type signal-name' where signal-name is optional.</text:p>
      <text:p text:style-name="P2">See the source code (guibuild.py and gui.py) for further details.</text:p>
      <text:p text:style-name="P2"/>
      <text:p text:style-name="P2">The output from the GUI consists of responses to queries and 'signals'. The former are json-encoded and preceded with '@', the latter start with '^' followed by the signal name, and a json-encoded tuple consisting of a 'tag'-word (not at present used) and a list of arguments. For example:</text:p>
      <text:p text:style-name="Preformatted_20_Text"><text:tab/>^:showlog*toggled [null, [true]]</text:p>
      <text:p text:style-name="Preformatted_20_Text"/>
      <text:p text:style-name="Text_20_body">This is output for the signal ':showlog*toggled' – the 'toggled' signal from the widget ':showlog', with the single argument 'true'.</text:p>
      <text:p text:style-name="Text_20_body">A third type of output line is also possible – beginning with '/', it is a signal that the GUI process is closing down.</text:p>
      <text:p text:style-name="Text_20_body">Synchronous GUI-queries may only be executed from a thread separate from the main process because the main loop must continue to run while the response is awaited. The query method 'ui.ask' blocks until the response has been read by the main loop. A second query method, 'ui.asknowait', uses the key in the query call to cause the signal with this name to be sent when the query is completed, without blocking – i.e. the call to 'ui.asknowait' returns immediately, but without an answer, to get the answer you have to handle the corresponding signal.</text:p>
      <text:p text:style-name="Text_20_body">A second situation where a separate thread is required (often in combination with the need for GUI-queries) is the execution of a command which takes a while to execute (an extreme case would be the copying of installation data). It is undesirable that the GUI simply goes unresponsive, because one might still wish to have progress reports, read the help-page, or maybe even cancel the operation.</text:p>
      <text:p text:style-name="Text_20_body">The signal handling has been organized so as to assist the starting of a separate <text:soft-page-break/>process when needed. Signal names starting with '&amp;' (regardless of any namespace prefix to the widget name) will automatically be handled in a separate thread.</text:p>
      <text:p text:style-name="Text_20_body">Also note that signals can be emitted from within the program, using the 'command.runsignal' method.</text:p>
      <text:p text:style-name="Text_20_body"/>
      <text:p text:style-name="P2"/>
      <text:p text:style-name="P2"/>
      <text:p text:style-name="P2"/>
      <text:p text:style-name="P2"/>
      <text:p text:style-name="P2"/>
      <text:p text:style-name="P2"/>
      <text:p text:style-name="P2">The main window provides a title and buttons, which are shared by all installation stages, together with the main widget area which serves as the customizable display area for the stages, a sort of 'wizard/druid' approach.</text:p>
      <text:p text:style-name="P2">Logging and help facilities are offered as separate views within the main window, which can be popped up and hidden at will by clicking on the appropriate buttons.</text:p>
      <text:p text:style-name="P2"/>
      <text:h text:style-name="Heading_20_3" text:outline-level="3">Stage Objects</text:h>
      <text:p text:style-name="P2">The individual stages have a certain set of common methods to accommodate them in the general program structure.</text:p>
      <text:p text:style-name="P2">'__init__' is used for the most basic initialization of the stage. It can use the 'backend' module, so it has access to the installation machine, but it is run before the main loop is entered, so user interaction is not possible.</text:p>
      <text:p text:style-name="P2">'select_page' is used as a slot to cause a page switch. It handles arguments to the page and differentiates between a 'fresh' call and a return to the page via the 'go back' button so that a return should function as expected. At present the gui elements are built here, so that the pages do not all have to be built at program start-up (in an attempt to keep the start-up time down). This has the disadvantage that the program window cannot be automatically set to accommodate the largest page, which it could if the gui elements were built before the window is shown (i.e. in the '__init__' method). As the gui building is all done in the method 'buildgui' it should not be difficult to move this if desired.</text:p>
      <text:p text:style-name="P2">'init' is called when 'select_page' is completed, i.e. when the stage is officially started. It performs any initialization actions which depend upon the actual state of the installation process.</text:p>
      <text:p text:style-name="P2">'ok' is called when the user has finished interacting with the stage and wishes to proceed to the next.</text:p>
      <text:p text:style-name="P2"><text:soft-page-break/>'getHelp' returns a documentation string for the stage, which should be HTML-formatted.</text:p>
      <text:p text:style-name="P2">'connect' returns a list of signal/slot pairs for the stage. These are connected during program initialization.</text:p>
      <text:p text:style-name="P2">All other methods are specific to the individual stage.</text:p>
      <text:p text:style-name="P2"/>
      <text:h text:style-name="P4" text:outline-level="2">Invocation options</text:h>
      <text:p text:style-name="Text_20_body"><text:span text:style-name="T3">The </text:span><text:span text:style-name="T1">larchin</text:span><text:span text:style-name="T3"> executable is the small shell script 'larchin-run'. It can be run (without arguments) from within a </text:span><text:span text:style-name="T1">larch</text:span><text:span text:style-name="T3"> live system to install that system to an attached hard disk drive. For this to work an X-server must installed and running. </text:span><text:span text:style-name="T1">larchin</text:span><text:span text:style-name="T3"> will generally be available in the system menu, or even as an icon on the desktop. Run 'larchin-run -h' to get a usage message.</text:span></text:p>
      <text:p text:style-name="Text_20_body"><text:span text:style-name="T3">It is, however, also possible to run </text:span><text:span text:style-name="T1">larchin</text:span><text:span text:style-name="T3"> on a remote machine via ssh. For this you will generally need to have configured your </text:span><text:span text:style-name="T1">larch</text:span><text:span text:style-name="T3"> system appropriately (see the </text:span><text:span text:style-name="T1">larch</text:span><text:span text:style-name="T3"> documentation on using </text:span><text:span text:style-name="T1">ssh</text:span><text:span text:style-name="T3"> and you will need to use the '-Y' option to </text:span><text:span text:style-name="T1">ssh</text:span><text:span text:style-name="T3">, e.g.:</text:span></text:p>
      <text:p text:style-name="P3"><text:tab/>ssh -Y &lt;larch-machine&gt; larchin-run</text:p>
      <text:p text:style-name="P3"/>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3">There is also a third possibility, though this is probably only useful in special cases. Because of the layering of the application, it is only actually necessary to have the </text:span>larchin-syscalls<text:span text:style-name="T3"> package installed on the target system. So it would be possible to build a very minimal </text:span>larch<text:span text:style-name="T3"> system without </text:span>xorg<text:span text:style-name="T3">, etc., and use this remotely via </text:span>ssh<text:span text:style-name="T3"> to perform a hard-disk installation. In this case, </text:span>larchin<text:span text:style-name="T3"> must be available on the <text:s/>controlling machine and only password-less </text:span>ssh<text:span text:style-name="T3"> is supported (using public key authentication). The command line for this would be something like:</text:span></text:p>
      <text:p text:style-name="P3"><text:tab/>larchin-run -r &lt;larch-machine&gt;</text:p>
      <text:p text:style-name="P3"/>
      <text:p text:style-name="Text_20_body"><text:span text:style-name="T3">Note that in such a minimal system, </text:span><text:span text:style-name="T1">gparted</text:span><text:span text:style-name="T3">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2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2-25T11:43:18</meta:creation-date>
    <dc:date>2009-11-06T18:05:04</dc:date>
    <meta:editing-cycles>22</meta:editing-cycles>
    <meta:editing-duration>PT04H25M34S</meta:editing-duration>
    <meta:document-statistic meta:table-count="0" meta:image-count="0" meta:object-count="0" meta:page-count="4" meta:paragraph-count="41" meta:word-count="1572" meta:character-count="9465"/>
    <meta:user-defined meta:name="Info 1"/>
    <meta:user-defined meta:name="Info 2"/>
    <meta:user-defined meta:name="Info 3"/>
    <meta:user-defined meta:name="Info 4"/>
  </office:meta>
</office:document-meta>
</file>